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Roman" svg:font-family="Times-Roman" style:font-family-generic="roman"/>
    <style:font-face style:name="Times-Roman1" svg:font-family="Times-Roman"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style>
    <style:style style:name="T1"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hen playing games, human players are able to use intuition to quickly process information while a computer player must observe and consider all available moves before calculating its choice. The most common approach is to provide the machine with a set of heuristics, rules to govern decisions, and filter moves based on the rules chosen. This method does not scale well, requiring a factorial amount of resources in some games and systems. Another drawback is that this naive approach is not flexible, requiring heuristics hand-tailored for the game, and in some cases, even the moves available or the states of the game itself. These critical issues of the naive approach prompted games to adapt the Monte Carlo Tree Search, a search algorithm that builds trees based on move selection in order to more efficiently discover better lines of play, improving the quality of artificial intelligence in machine players.</text:p>
      <text:p text:style-name="Standard"><text:tab/>The Monte Carlo Tree Search (MCTS) algorithm uses some form of randomization to decide which move to make within a list of available moves[1]. At first, these moves may be decided entirely at random but can be weighted over time to influence how the algorithm decides which moves are more valuable[1]. Exploration occurs when the algorithm branches wide, attempting moves that may be suboptimal to explore lines of play which may turn out the optimal line. Exploitation occcurs when the algorithm chooses actions that are currently known to be good lines of play. The MCTS algorithm attempts to balance exploration and exploitation so that the computer player can consider a wide variety of moves and determine which ones are the best actions to take in a given situation[1].</text:p>
      <text:p text:style-name="Standard"><text:tab/>The MCTS algorithm first considers all avaiable actions then chooses at random one of these actions using an algorithm that balances exploration and exploitation. Then, the player makes that move and a copy of the game state is made. The copy is then played out in some number of simulations until the game ends in a win, a loss, or a tie and then determines a value as to how much this terminating state is worth[1]. The copy is then traveled in reverse, propogating backwards by <text:s/>rewarding the actions taken along the way with the determined value[2]. Eventually this rewinds to the original game state, where the next action will be determined, only each subsequent action may be weighted based on the success during the simulations. Tree branches that report more frequent wins are more likely to be taken, while tree branches with high amounts of losses are less likely to be taken. One weakness of this algorithm is that the optimal set of moves may be found in a tree branch that first requires making suboptimal plays. The randomization for MCTS can be truly naive, picking at random every time, or more commonly uses another algorithm called Upper Confidence Tree (UCT), which is an algorithm that balances exploration and exploitation during randomization so that the MCTS can attempt to find optimal moves, even in suboptimal branches[2].</text:p>
      <text:p text:style-name="Standard"><text:tab/>The MCTS algorithm has been used to improve game playing AI for perfect information games (games where all information is known to all players) such as Go[2], real time games such as Ms. Pacman[3], and has allowed research for imperfect games (games with hidden or derived information) such as Texas Hold'em poker[4] and Magic: The Gathering[5] to take a new direction in AI advancement. For Chess and Go, the MCTS allowed AI players to challenge, and in some cases exceed, expert human player skill, especially when the MCTS algorithm combined expert heuristics to filter known lines of play. For Ms.Pacman, the MCTS would allow an AI controlled player to learn and adapt to perfectly skilled ghosts by using the algorithm to engage online learning (learning based on constantly updating game states) allowing the AI controlled player to adapt to strategies for each level of skill difficulty[3]. In some Texas Hold'em variants, the MCTS algorithm was able to learn to match efficiency with other known algorithms. While MCTS did not necessarily play as effective as the other algorithms against an individual opponent, it was the only online learner that played at comparable levels of skill and research may be expanded such that the Monte Carlo learner may adapt to a table of players as opposed to one opponent, with the goal of being able to adapt playstyle to be able to learn and play competitively at any table[4]. In the case of Magic: The Gathering, the game itself involves deep lines of play based largely on both game states as well as large amounts of hidden and derived information. MCTS has been able to learn the basics of combat strategy within the game, a task that's challenging to accomplish without perfect <text:soft-page-break/>information[5]. The MCTS algorithm is easily adaptable across many different styles of games and is able to model information <text:s/>in perfect and imperfect games, offline and online learners, as well as real-time and sequential games, making the algorithm a natural research topic for games and systems.</text:p>
      <text:p text:style-name="P1"><text:tab/>There are multiple ways to implement the Monte Carlo pattern but all of them share a general flow[6]. First, a copy of the current game state is made and then used as the root state for decisions. A root node is made to reflect this state, and then populates this new node with a list or array of available moves that have not yet been considered. A move is picked by some randomization, pointing back to the move-node of the prior move, and then the first copy makes a second copy of the game state, makes the selected move (if it's a leaf node) and plays the game out until the game would terminate[3]. Once the game terminates, it returns a reward value based on the outcome[6][3]. For most games, the basic reward is 1.0 for a win, 0.5 for a draw, and 0.0 for a loss, but can be changed as needed. Once this reward is determined, the algorithm then increments two values in the node, one that keeps track of the total times the games has visited, and one that keeps track of the reward value[3]. For example, a node visited would have its total visits increased by 1, regardless of outcomes, and the reward value can be increased by 0/.5/1.0 based on outcome. Then the algorithm recurses back to the move-node that lead to the chosen leaf node, and updates both visited and rewards like the leaf node did. MCTS will recurse back to the leaf node, updating the original sequence of actions[3], then dispose of the second copy. This process will repeat for some number of iterations, representing a number of simulations[6][3]. Once the simulations have concluded then first copy will evaluate all of its original list of available moves and chose the one with the highest win percentage. It then returns this move to the original game state, which then makes the chosen move, repeating the entire process until the actual game is completed[6].</text:p>
      <text:p text:style-name="P1"><text:tab/>While the basic algorithm is simple in concept, added complexity can yield improvements in performance, both in terms of speed and accuracy. The Upper Confidence Bounds algorithm, UCB1, helps improve the randomization of choosing moves in MCTS. UCB1 moves MCTS away from choosing purely at random (the naive approach) and towards randomization that weights the best known move more heavily than others[7]. UCB1 chooses the best known option roughly 50% of the time, while choosing other options, evenly, the remaining 50% of the time[7]. This allows for a better balance between exploration and exploitation. Further improving upon UCB1 is the UCB_Tuned algorithm, which offers two changes of note[3]. The first change is that UCB_Tuned doesn't use just the win ratio like UCB1, but combines it with an additional component that allows "explored" moves that are yielding winning sequences back to back to rise quicker to be chosen for exploitation, while moves that lose more frequently rise slower[3][7]. Second, this modification allows for a second component to be added to impact node decisions. These modifications range from tree pruning[8] to using heuristics or "Best-of-N" modifications[9].</text:p>
      <text:p text:style-name="P1"><text:tab/>Prior to MCTS, the game Hex used a pruning algorithm for creating minimax trees, Alpha-Beta, that can outperform MCTS but has a drawback in that it requires strong evaluation functions of the game in question in order to be efficient, and even then, it's not better in all cases[8]. MCTS is an algorithm that scales with "Best-of-N" heuristics, which aim to eliminate illegal moves and game states from being considered, or outright bad moves[9]. This domain knowledge is not required for the MCTS to work, making MCTS a flexible algorithm[8], but providing such heuristics allows MCTS to use hardware more efficiently and a beneficial side effect of "Best-of-N" heursitics is that they scale well with hardware power[9]. As hardware grows more powerful, further research could show MCTS to be the more powerful game AI algorithm over the traditional Alpha-Beta pruning Comparing MCTS to Alpha-Beta has shown that both game-move heuristics and "Best-of-N" heuristics have improved the rate at which MCTS beats Alpha-Beta, from 19% to 28% in 3 second tests; from 29% to 37% in 10 second tests; and from 22% to 32% in 30 second tests[9]. Monte Carlo also improves against Alpha-Beta with higher time limit rounds, up to a critical point where MCTS can but does not necessarily yield better accuracy against itself.</text:p>
      <text:p text:style-name="P1"><text:tab/>Parallel processing has also been used to improve MCTS, especially when compared to Alpha-Beta pruning. MCTS won and increased 35% of the time against Alpha-Beta on a single core <text:soft-page-break/>processor, but increasingly won with more cores, eventually reaching a 75% increased win rate on 8 cores of processing power[9]. This is likely due to how each algorithm uses MutEx locks. Alpha-Beta must engage locks at nearly every step of the algorithm, which can lead to cores waiting in queue to obtain a lock, while MCTS only needs to engage locks on a node by node basis, and could potentially be growing different areas of the tree at once due to randomization[9]. For example, if the MCTS algorithm is evaluating "Move A" on one thread, then a second thread is evaluating "Move B", then it's possible that neither thread is engaging in conflicting areas of the tree and can likely just grab locks immediately with little to no competition. This variation is also referred to as "Ensemble UTC" when using concurenncy to search several independent trees at once[5]. This yields yet another area of future research because parallel computing is still in it's infancy, and efficiency in parallel computing times should only serve to benefit the parallel MCTS. Parallelization and "Best-of-N" improvements both scale well with hardware increases and are both being researched for improvement in efficiency and breakthroughs on any of these fronts could propel the MCTS algorithm's efficiency and so further research into any of these areas would likely benefit MCTS as well[5].</text:p>
      <text:p text:style-name="P1"><text:tab/>Other modifications to the MCTS include treating imperfect information games as perfect information games when modeling as the method can yield results similar to expectations[5]. MCTS agents playing perfect information variants of imperfect information games have been able to learn the games with great efficiecy as well as to expand research into multiplayer variations[5]. <text:s/>One side effect to this, however, is that different states may hold different moves necessary to win or gain advantage in situations where the correct move may exist differently between a perfect information and imperfect information model [5]. When MCTS was applied to Ms. Pacman in real time, it was discovered that different decisions lead to different game states, so different MCTS agents may play worse against stronger agents, or better against weaker agents than would be expected of an identical game state, based on how the game arrived at the state[3]. Research of MTCS in the card game Magic: The Gathering (MTG) has shown promising results for imperfect information games. Since MTG uses a customizable deck of cards, players make decisions based off both public information (the primary game state) as well as hidden information (player hands), and because the game rules have great depth and actions can be made during multiple points within a turn in some cases, and some actions may even be taken during opponent's turns, MCTS research on this game may be able to push MCTS harder than the game Go, which as combinatorically large tree branching[5].</text:p>
      <text:p text:style-name="P1"><text:tab/>Many of these modifications were tested with the MTG MCTS Agents and compared with rules-based agents created to test against human players. Using a strong-rules player, reinforced with heuristics given by competitive player knowledge, a weak-rules player, which used the basic heuristics, and a random player, the strong rules player would compete against humans playing at a competitive level with win rates of 37.5% to 46.6%, playing second and first respectively[5]. The Monte Carlo agent was able to best the strong-rules agent in the majority of games played, using a basic representation of game interaction. Even a weak-rules variant MCTS agent was able to outpeform a strong-rules player[5]. Once again, larger simulations do not necessarily yield the best move, but definitely helps up to some critical point and naive randomization proved to be very weak[5]. Poker is another hidden information game that used counterfactual regret minimization (CFR), a method to calculate strategy profiles to use MCTS to produce strong players, despite hidden information[5].</text:p>
      <text:p text:style-name="P1"><text:tab/>Genetic programming has also been researched for MCTS improvements. Genetic programming is any algorithm that develops solutions to problems via natural selection. Genetic programming works by randomly generating child trees which attempt to solve the task at hand[10]. Then it breeds the best children, using them as parents for the next generation of children, repeating the cycle some number of times until a time limit or number of simulations has been reached[10]. The MCTS algorithm was combined with a genetic programming algorithm in Ms. Pacman, providing a real time environment for these algorithms to explore. Results showed that choosing the training environment (a given stage of the game) largely impacts the outcome of genetic <text:soft-page-break/>programming, especially when the real game environment is used[10]. Ms. Pacman requires a game tree that accounts for simultaneous moves and must consider her own moves against both the best moves of the enemy ghosts as well as the moves the ghosts actually take. Experiments led to an agent that was created by using genetic programming on various subtrees and then recombining these trees, proving superior and quicker than the standard genetic programming algorithms[10]. The MCTS in the experiments used a split reward system that gave half of the reward based on the game score earned during the current simulation and the other half awarded based on whether or not the pacman agent survived the simulation of Ms. Pacman[10]. Originally the experiments performed playouts with a random agent that was guided loosely by heuristics. The random agent was replaced with a genetic agent that would evolve after each playout and then readjust it's play behavior based on game states. As Ms. Pacman plays in real time, the MCTS needs to be able to perform numerous simulations in a smaller than usual time frame, often 40ms to 60 ms, and as a result the experiments used a maximum tree depth to reduce calculation times. Shorter simulations also showed to be more accurate, as did larger numbers of simulations, which works well because the goal of lower calculation times naturally achieves shorter and more numerous simulations in some cases. Ideally the experiment should strive for 25,000 evaluations per round, but due to various inefficiencies, it yielded only 5000 evaluations, leaving significant room for future improvement[10].</text:p>
      <text:p text:style-name="P1"><text:tab/>The MCTS algorithm builds large trees in order to determine best moves and since tree pruning has been successful with its predecesser researchers turned to decaying simulation strategies. Old information is normally kept between moves, allowing a given strategy to be reinforced, but strong move information may become outdated as the game progresses[11]. Strategies that track statistics data over multiple moves may benefit from decay more than UTC algorithms. One decay strategy, N-gram selection, tracks move sequences in addition to single move. The N-gram selection technique, or NST, keeps track of sequences between multiple players and averages the rewards earned by individual nodes to score the sequences, which are tracked by their respective player agents[11]. One decay factor is applied after an actual move is made, while a second factor is applied after an arbitrary number of rollout simulations are tried, while a third decay strategy can be applied after each simulation and affects only sequences that were played in the current round[11]. Results showed that games where move quality depends on game phases and states are more likely to improve with decay factors. In most cases, a decay value of 0, which resets moves and reward values between simulations, showed similar or better performance improvement than using no decay factor at all[11]. Single player games benefit little, if at all, from decay strategies[11]. Decay strategies worked best when selection of the best strategy relies on recent move history and game states[11].</text:p>
      <text:p text:style-name="P1"><text:tab/>The UTC methods commonly found in MCTS can also be improved through tree pruning. Three UCT pruning methods, two of which are domain independent, requiring no formal knowledge of what the algorithm is being applied to, as well as one domain dependent method, which requires more detailed information unique to the application[12]. Absolute pruning trims decision nodes that are not the most traveled, resulting in performance roughly equal to the original UTC method[12]. Relative pruning trims all decision nodes on a branch that result in only losses, as long as one node in the branch has some number of wins; this method performs mildly better[12]. Relative pruning, however, cannot be applied in all experiments. Lastly, territorial pruning assigns values to board positions based on the which player is most likely to benefit from the move. This approach improved MCTS in <text:span text:style-name="T1">Go, but requires knowledge of the game and may be challenging to implement in other applications[12].</text:span> </text:p>
      <text:p text:style-name="P1"><text:tab/>While the MCTS offers ways to improve the quality of the algorithm, it's equally important to consider future applications of what the algorithm can achieve in order to guide future work.</text:p>
      <text:p text:style-name="P1"><text:tab/>For example, MCTS agents can play Go at an expert level on a 9x9 board and can also play at a seasoned level on a 19x19 board, but the best Go research programs are weak in local move situations[13]. Although attempts to address this with parallel computing offer improvement, this improvement doesn't scale well with games like Go, but researchers predict that even one or two <text:soft-page-break/>major breakthroughs in algorithm research could offer significant improvements in general game playing[13]. These breakthroughs will likely appear from the MCTS being combined with other algorithms. If MCTS can improve the quality of local searches then the MCTS can improve in both speed and accuracy[13]. The publicity of the MCTS breakthrough in the Go problem has promoted funding in the field of power-plant management[13]. MCTS may be extended to allow power-plants to manage energy more efficiently, sometimes with ecological and economical benefits[13] and such research may yet expand the number of fields that are able to apply the MCTS to improve systems.</text:p>
      <text:p text:style-name="P1"><text:tab/>Computer games could create dynamic stories for characters that change on multiple playthroughs and these games could then contain dynamic content books[14]. Dynamic storytelling could use MCTS to account for multiple actors taking a variety of actions across many locations and formulate believable stories[14]. In some cases, databases have been used to help agents generate story plots dynamically[14]. Some research has allowed dynamic storytelling for individual characters that still fits within the larger story domain. Interactive narrative generation has been used in a framework that acts as a tool for authors to modify both dynamic and automatic stories[14]. Experiments are conducted with a "believability" metric that rewards action paths that make sense, such as detectives being more likely to arrest a murderer after observing murdered actors and obtaining clues about the scenes and uses this metric within a story domain consisting of actors, items, and places[14]. Items give actors additional actions to take, while actors can either pickup items or move to new places as default actions[14]. Actions are marked as more believable or less believable based on secondary criteria, such as an angry actor being more likely to attack another actor, while a calm actor is much less likely to commit the same action[14]. MCTS first adds moves to a tree as usual except then evaluates the believability factor of each move as that move is added to the search tree[14]. Rollouts then create a series of random actions until all story goals are met, which will often be believable unless the only action set that satisfies all goals can only be met with a set of unbelievable actions. A history table weights the actions of the initial story state and then tracks these weights to improve early rollouts and combines heuristics to improve the believability factor[14]. Future work in this area may include exploring other believability metrics or to allow an author the ability to control elements such as pacing and timing of the climax of the story[14].</text:p>
      <text:p text:style-name="P1"><text:tab/>Operating room simulators used to train operating room staff have been improved by using MCTS to improve the AI player that controls non-player characters so that the AI player plays more accurately like a human player[15]. Experiments allowed the MCTS algorithm to only evaluate authorized actions and evaluation of the final game states[15]. Nodes used during experiments represent the states of the environment, with the actions taken being represented by the travel between nodes[15]. Decaying rewards encourage lines of play that reward the shortest plans of action. Mandatory nodes have fixed reward values and do not get awarded during back propagation, allowing the MCTS to frequently pick required nodes[15]. Non-player characters are also given instructions anytime they are awaiting commands, and these combined restrictions have even allowed an AI to correct human players that attempt to deviate from reasonable and expected lines of play[15].</text:p>
      <text:p text:style-name="P1"><text:tab/>Paraphrase generation is any algorithm that takes a given source sentence and converts this sentence into a new one with similar meaning[16]. In general, the paraphrase generation process is similar to the language translation problem, where the source and target language is the same[16]. Usually this translation requires decoding, although paraphrase generation may be able to use the MCTS to avoid this[16]. Paraphrase generation can include automatic summary, aiming to create the shortest paraphrase possible[16]. A scoring function is applied to transformation actions, where states are modeled as a sentence with a set of possible actions[16]. These states can then be added to the MCTS algorithm, although currently the algorithm generates ill-formed sentences approximately 37% of the time. Adding a linquistic knowledge-based analyzer could further reduce the rate of awkward paraphrases[16], improving the utility and capabilities of paraphrase generat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Roman" svg:font-family="Times-Roman" style:font-family-generic="roman"/>
    <style:font-face style:name="Times-Roman1" svg:font-family="Times-Roman"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1H6M49S</meta:editing-duration>
    <meta:editing-cycles>159</meta:editing-cycles>
    <meta:generator>OpenOffice/4.0.1$Win32 OpenOffice.org_project/401m5$Build-9714</meta:generator>
    <dc:date>2015-03-29T12:08:11.37</dc:date>
    <dc:creator>Jon Collins</dc:creator>
    <meta:document-statistic meta:table-count="0" meta:image-count="0" meta:object-count="0" meta:page-count="5" meta:paragraph-count="18" meta:word-count="3817" meta:character-count="23756"/>
    <meta:user-defined meta:name="Info 1"/>
    <meta:user-defined meta:name="Info 2"/>
    <meta:user-defined meta:name="Info 3"/>
    <meta:user-defined meta:name="Info 4"/>
  </office:meta>
</office:document-meta>
</file>